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기본값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  <style:font-face style:name="나눔고딕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3T13:21:17.923723234</meta:creation-date>
    <dc:date>2021-05-13T13:21:47.067774369</dc:date>
    <meta:editing-duration>PT30S</meta:editing-duration>
    <meta:editing-cycles>1</meta:editing-cycles>
    <meta:document-statistic meta:object-count="23"/>
    <meta:generator>LibreOffice/7.0.4.2$Linux_X86_64 LibreOffice_project/00$Build-2</meta:generator>
  </office:meta>
</office:document-meta>
</file>